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6.086cm"/>
    </style:style>
    <style:style style:name="P1" style:family="paragraph">
      <style:text-properties fo:font-size="30pt" style:font-size-asian="30pt" style:font-size-complex="30pt"/>
    </style:style>
    <style:style style:name="T1" style:family="text">
      <style:text-properties fo:color="#000080" fo:font-size="30pt" style:font-size-asian="30pt" style:font-size-complex="3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800000" fo:font-size="30pt" style:font-size-asian="30pt" style:font-size-complex="30pt"/>
    </style:style>
    <style:style style:name="T4" style:family="text">
      <style:text-properties fo:color="#008000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Eliza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if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Réaliser un programme type 'Eliza' </text:p>
                <text:list>
                  <text:list-item>
                    <text:p>Simuler un psychologue rogérien</text:p>
                  </text:list-item>
                  <text:list-item>
                    <text:p>Reformuler les affirmations du patient</text:p>
                  </text:list-item>
                  <text:list-item>
                    <text:p>Poser des questions au patient pour le faire parler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liza</text:p>
          </draw:text-box>
        </draw:frame>
        <draw:frame presentation:style-name="pr6" draw:layer="layout" svg:width="25.199cm" svg:height="6.086cm" svg:x="1.5cm" svg:y="6cm" presentation:class="outline" presentation:user-transformed="true">
          <draw:text-box>
            <text:list text:style-name="L2">
              <text:list-item>
                <text:list>
                  <text:list-item>
                    <text:p>Simuler un psychologue rogérien</text:p>
                  </text:list-item>
                  <text:list-item>
                    <text:p>Reformuler les affirmations du patient</text:p>
                  </text:list-item>
                  <text:list-item>
                    <text:p>Poser des questions au patient pour le faire par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ammai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ouver le sujet</text:p>
              </text:list-item>
              <text:list-item>
                <text:p>Trouver le type de la phrase</text:p>
                <text:list>
                  <text:list-item>
                    <text:p>Interrogative</text:p>
                  </text:list-item>
                  <text:list-item>
                    <text:p>Affirmative</text:p>
                  </text:list-item>
                </text:list>
              </text:list-item>
              <text:list-item>
                <text:p>Trouver le verbe</text:p>
              </text:list-item>
              <text:list-item>
                <text:p>Retourner les mots dans le bon ord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mple</text:p>
          </draw:text-box>
        </draw:frame>
        <draw:frame draw:style-name="gr2" draw:text-style-name="P1" draw:layer="layout" svg:width="25cm" svg:height="4.5cm" svg:x="1.5cm" svg:y="7.5cm">
          <draw:text-box>
            <text:p text:style-name="P1"><text:span text:style-name="T1">Je</text:span><text:span text:style-name="T2"> </text:span><text:span text:style-name="T3">mange</text:span><text:span text:style-name="T2"> </text:span><text:span text:style-name="T4">une pomme tous les jours.</text:span></text:p>
            <text:p text:style-name="P1"><text:span text:style-name="T4"/></text:p>
            <text:p text:style-name="P1"><text:span text:style-name="T2">Pourquoi </text:span><text:span text:style-name="T3">manges</text:span><text:span text:style-name="T2"> </text:span><text:span text:style-name="T1">tu</text:span><text:span text:style-name="T2"> </text:span><text:span text:style-name="T4">une pomme tous les jour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onctionnel</text:p>
              </text:list-item>
              <text:list-item>
                <text:p>Tolère les amélio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5M43S</meta:editing-duration>
    <meta:editing-cycles>4</meta:editing-cycles>
    <meta:generator>OpenOffice.org/3.4.1$Win32 OpenOffice.org_project/341m1$Build-9593</meta:generator>
    <dc:date>2014-09-05T09:22:13.95</dc:date>
    <meta:document-statistic meta:object-count="44"/>
  </office:meta>
</office:document-meta>
</file>